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Exo 2" svg:font-family="'Exo 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7.4806in" table:align="margins"/>
    </style:style>
    <style:style style:name="Таблица1.A" style:family="table-column">
      <style:table-column-properties style:column-width="0.559in" style:rel-column-width="805*"/>
    </style:style>
    <style:style style:name="Таблица1.B" style:family="table-column">
      <style:table-column-properties style:column-width="0.225in" style:rel-column-width="324*"/>
    </style:style>
    <style:style style:name="Таблица1.C" style:family="table-column">
      <style:table-column-properties style:column-width="4.2007in" style:rel-column-width="6049*"/>
    </style:style>
    <style:style style:name="Таблица1.D" style:family="table-column">
      <style:table-column-properties style:column-width="1.2465in" style:rel-column-width="1795*"/>
    </style:style>
    <style:style style:name="Таблица1.E" style:family="table-column">
      <style:table-column-properties style:column-width="1.2493in" style:rel-column-width="1799*"/>
    </style:style>
    <style:style style:name="Таблица1.A1" style:family="table-cell">
      <style:table-cell-properties fo:padding="0.0382in" fo:border="none"/>
    </style:style>
    <style:style style:name="Таблица1.8" style:family="table-row">
      <style:table-row-properties style:min-row-height="0.2174in"/>
    </style:style>
    <style:style style:name="P1" style:family="paragraph" style:parent-style-name="Standard">
      <style:text-properties style:font-name="Exo 2" fo:font-size="7pt" officeooo:paragraph-rsid="00cd8725" style:font-size-asian="7pt" style:font-size-complex="7pt"/>
    </style:style>
    <style:style style:name="P2" style:family="paragraph" style:parent-style-name="Standard">
      <style:text-properties fo:color="#111111" style:font-name="Exo 2" fo:font-size="7pt" fo:language="uk" fo:country="UA" officeooo:paragraph-rsid="00cd8725" style:font-size-asian="7pt" style:font-size-complex="7pt"/>
    </style:style>
    <style:style style:name="P3" style:family="paragraph" style:parent-style-name="Standard">
      <style:paragraph-properties fo:line-height="100%"/>
      <style:text-properties fo:color="#111111" style:font-name="Exo 2" fo:font-size="7pt" fo:language="en" fo:country="US" officeooo:rsid="00f351e1" officeooo:paragraph-rsid="00cf116d" style:font-size-asian="7pt" style:font-size-complex="7pt"/>
    </style:style>
    <style:style style:name="P4" style:family="paragraph" style:parent-style-name="Standard">
      <style:paragraph-properties fo:line-height="100%"/>
      <style:text-properties officeooo:paragraph-rsid="00cf116d"/>
    </style:style>
    <style:style style:name="P5" style:family="paragraph" style:parent-style-name="Standard">
      <style:paragraph-properties fo:text-align="end" style:justify-single-word="false"/>
      <style:text-properties fo:color="#000000" style:font-name="Exo 2" fo:font-size="21pt" fo:language="uk" fo:country="UA" officeooo:rsid="0039a471" officeooo:paragraph-rsid="0039a471" style:font-size-asian="21pt" style:font-size-complex="21pt"/>
    </style:style>
    <style:style style:name="P6" style:family="paragraph" style:parent-style-name="Standard">
      <style:paragraph-properties fo:text-align="end" style:justify-single-word="false"/>
      <style:text-properties fo:color="#000000" style:font-name="Exo 2" fo:font-size="14pt" fo:language="uk" fo:country="UA" officeooo:rsid="0039a471" officeooo:paragraph-rsid="00c70d02" style:font-size-asian="14pt" style:font-size-complex="14pt"/>
    </style:style>
    <style:style style:name="P7" style:family="paragraph" style:parent-style-name="Standard">
      <style:text-properties fo:color="#000000" style:font-name="Exo 2" fo:font-size="15pt" fo:language="uk" fo:country="UA" officeooo:paragraph-rsid="003d5054" style:font-size-asian="15pt" style:font-size-complex="15pt"/>
    </style:style>
    <style:style style:name="P8" style:family="paragraph" style:parent-style-name="Standard">
      <style:text-properties fo:color="#000000" style:font-name="Exo 2" fo:font-size="13pt" fo:language="uk" fo:country="UA" officeooo:paragraph-rsid="00de97d8" style:font-size-asian="13pt" style:font-size-complex="13pt"/>
    </style:style>
    <style:style style:name="P9" style:family="paragraph" style:parent-style-name="Standard">
      <style:text-properties fo:color="#000000" style:font-name="Exo 2" fo:font-size="13pt" fo:language="uk" fo:country="UA" officeooo:paragraph-rsid="00a6a4c4" style:font-size-asian="13pt" style:font-size-complex="13pt"/>
    </style:style>
    <style:style style:name="P10" style:family="paragraph" style:parent-style-name="Standard">
      <style:text-properties fo:color="#000000" style:font-name="Exo 2" fo:font-size="13pt" fo:language="uk" fo:country="UA" officeooo:paragraph-rsid="00aa4bce" style:font-size-asian="13pt" style:font-size-complex="13pt"/>
    </style:style>
    <style:style style:name="P11" style:family="paragraph" style:parent-style-name="Standard">
      <style:text-properties fo:color="#000000" style:font-name="Exo 2" fo:font-size="13pt" fo:language="uk" fo:country="UA" officeooo:paragraph-rsid="003d5054" style:font-size-asian="13pt" style:font-size-complex="13pt"/>
    </style:style>
    <style:style style:name="P12" style:family="paragraph" style:parent-style-name="Standard">
      <style:text-properties fo:color="#000000" style:font-name="Exo 2" fo:font-size="13pt" fo:language="uk" fo:country="UA" officeooo:paragraph-rsid="00cd8725" style:font-size-asian="13pt" style:font-size-complex="13pt"/>
    </style:style>
    <style:style style:name="P13" style:family="paragraph" style:parent-style-name="Standard">
      <style:text-properties fo:color="#000000" style:font-name="Exo 2" fo:font-size="13pt" fo:language="uk" fo:country="UA" officeooo:rsid="00536f92" officeooo:paragraph-rsid="00cd8725" style:font-size-asian="13pt" style:font-size-complex="13pt"/>
    </style:style>
    <style:style style:name="P14" style:family="paragraph" style:parent-style-name="Standard">
      <style:text-properties fo:color="#000000" style:font-name="Exo 2" fo:font-size="13pt" fo:language="uk" fo:country="UA" officeooo:rsid="007f763e" officeooo:paragraph-rsid="006223c1" style:font-size-asian="11.3500003814697pt" style:font-size-complex="13pt"/>
    </style:style>
    <style:style style:name="P15" style:family="paragraph" style:parent-style-name="Standard">
      <style:text-properties fo:color="#000000" style:font-name="Exo 2" fo:font-size="9pt" fo:language="uk" fo:country="UA" fo:font-weight="bold" officeooo:rsid="00997e65" officeooo:paragraph-rsid="00997e65" style:font-size-asian="9pt" style:font-weight-asian="bold" style:font-size-complex="9pt" style:font-weight-complex="bold"/>
    </style:style>
    <style:style style:name="P16" style:family="paragraph" style:parent-style-name="Standard">
      <style:text-properties fo:color="#000000" style:font-name="Exo 2" fo:font-size="9pt" fo:language="uk" fo:country="UA" fo:font-weight="bold" officeooo:rsid="009cf060" officeooo:paragraph-rsid="009cf060" style:font-size-asian="9pt" style:font-weight-asian="bold" style:font-size-complex="9pt" style:font-weight-complex="bold"/>
    </style:style>
    <style:style style:name="P17" style:family="paragraph" style:parent-style-name="Standard">
      <style:text-properties fo:color="#000000" style:font-name="Exo 2" fo:font-size="9pt" fo:language="uk" fo:country="UA" fo:font-weight="bold" officeooo:rsid="00a17409" officeooo:paragraph-rsid="00a17409" style:font-size-asian="9pt" style:font-weight-asian="bold" style:font-size-complex="9pt" style:font-weight-complex="bold"/>
    </style:style>
    <style:style style:name="P18" style:family="paragraph" style:parent-style-name="Standard">
      <style:text-properties fo:color="#000000" style:font-name="Exo 2" fo:font-size="9pt" fo:language="uk" fo:country="UA" fo:font-weight="bold" officeooo:rsid="00a3d8fe" officeooo:paragraph-rsid="00a3d8fe" style:font-size-asian="9pt" style:font-weight-asian="bold" style:font-size-complex="9pt" style:font-weight-complex="bold"/>
    </style:style>
    <style:style style:name="P19" style:family="paragraph" style:parent-style-name="Standard">
      <style:text-properties fo:color="#000000" style:font-name="Exo 2" fo:font-size="9pt" fo:language="uk" fo:country="UA" fo:font-weight="bold" officeooo:rsid="00a3d8fe" officeooo:paragraph-rsid="00c026a9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000000" style:font-name="Exo 2" fo:font-size="9pt" fo:language="uk" fo:country="UA" fo:font-weight="bold" officeooo:paragraph-rsid="003d5054" style:font-size-asian="9pt" style:font-weight-asian="bold" style:font-size-complex="9pt" style:font-weight-complex="bold"/>
    </style:style>
    <style:style style:name="P21" style:family="paragraph" style:parent-style-name="Standard">
      <style:text-properties fo:color="#000000" style:font-name="Exo 2" fo:font-size="9pt" fo:language="uk" fo:country="UA" fo:font-weight="bold" officeooo:paragraph-rsid="00c026a9" style:font-size-asian="9pt" style:font-weight-asian="bold" style:font-size-complex="9pt" style:font-weight-complex="bold"/>
    </style:style>
    <style:style style:name="P22" style:family="paragraph" style:parent-style-name="Standard">
      <style:text-properties fo:color="#000000" style:font-name="Exo 2" fo:font-size="9pt" fo:language="uk" fo:country="UA" officeooo:paragraph-rsid="003d5054" style:font-size-asian="9pt" style:font-size-complex="9pt"/>
    </style:style>
    <style:style style:name="P23" style:family="paragraph" style:parent-style-name="Standard">
      <style:text-properties fo:color="#000000" style:font-name="Exo 2" fo:font-size="9pt" fo:language="uk" fo:country="UA" officeooo:rsid="009cf060" officeooo:paragraph-rsid="009cf060" style:font-size-asian="9pt" style:font-size-complex="9pt"/>
    </style:style>
    <style:style style:name="P24" style:family="paragraph" style:parent-style-name="Standard">
      <style:text-properties fo:color="#000000" style:font-name="Exo 2" fo:font-size="9pt" fo:language="uk" fo:country="UA" officeooo:rsid="00a17409" officeooo:paragraph-rsid="00a17409" style:font-size-asian="9pt" style:font-size-complex="9pt"/>
    </style:style>
    <style:style style:name="P25" style:family="paragraph" style:parent-style-name="Standard">
      <style:text-properties fo:color="#000000" style:font-name="Exo 2" fo:font-size="9pt" fo:language="uk" fo:country="UA" officeooo:paragraph-rsid="00a2caf4" style:font-size-asian="9pt" style:font-size-complex="9pt"/>
    </style:style>
    <style:style style:name="P26" style:family="paragraph" style:parent-style-name="Standard">
      <style:text-properties fo:color="#000000" style:font-name="Exo 2" fo:font-size="9pt" fo:language="uk" fo:country="UA" officeooo:rsid="00a65dfc" officeooo:paragraph-rsid="00a65dfc" style:font-size-asian="9pt" style:font-size-complex="9pt"/>
    </style:style>
    <style:style style:name="P27" style:family="paragraph" style:parent-style-name="Standard">
      <style:text-properties fo:color="#000000" style:font-name="Exo 2" fo:font-size="9pt" fo:language="uk" fo:country="UA" officeooo:rsid="00a3d8fe" officeooo:paragraph-rsid="00a3d8fe" style:font-size-asian="9pt" style:font-size-complex="9pt"/>
    </style:style>
    <style:style style:name="P28" style:family="paragraph" style:parent-style-name="Standard">
      <style:text-properties fo:color="#000000" style:font-name="Exo 2" fo:font-size="9pt" fo:language="uk" fo:country="UA" officeooo:rsid="00ae7314" officeooo:paragraph-rsid="010d4f47" style:font-size-asian="9pt" style:font-size-complex="9pt"/>
    </style:style>
    <style:style style:name="P29" style:family="paragraph" style:parent-style-name="Standard">
      <style:text-properties fo:color="#000000" style:font-name="Exo 2" fo:font-size="9pt" fo:language="uk" fo:country="UA" officeooo:paragraph-rsid="00b1fd93" style:font-size-asian="9pt" style:font-size-complex="9pt"/>
    </style:style>
    <style:style style:name="P30" style:family="paragraph" style:parent-style-name="Standard">
      <style:text-properties fo:color="#000000" style:font-name="Exo 2" fo:font-size="9pt" fo:language="uk" fo:country="UA" officeooo:paragraph-rsid="01245c30" style:font-size-asian="9pt" style:font-size-complex="9pt"/>
    </style:style>
    <style:style style:name="P31" style:family="paragraph" style:parent-style-name="Standard">
      <style:text-properties fo:color="#000000" style:font-name="Exo 2" fo:font-size="9pt" fo:language="uk" fo:country="UA" officeooo:paragraph-rsid="00b62f1d" style:font-size-asian="9pt" style:font-size-complex="9pt"/>
    </style:style>
    <style:style style:name="P32" style:family="paragraph" style:parent-style-name="Standard">
      <style:text-properties fo:color="#000000" style:font-name="Exo 2" fo:font-size="9pt" fo:language="uk" fo:country="UA" officeooo:rsid="00be34c1" officeooo:paragraph-rsid="00be34c1" style:font-size-asian="9pt" style:font-size-complex="9pt"/>
    </style:style>
    <style:style style:name="P33" style:family="paragraph" style:parent-style-name="Standard">
      <style:text-properties fo:color="#000000" style:font-name="Exo 2" fo:font-size="9pt" fo:language="uk" fo:country="UA" officeooo:rsid="00fc0e2f" officeooo:paragraph-rsid="00fc0e2f" style:font-size-asian="9pt" style:font-size-complex="9pt"/>
    </style:style>
    <style:style style:name="P34" style:family="paragraph" style:parent-style-name="Standard">
      <style:text-properties fo:color="#000000" style:font-name="Exo 2" fo:font-size="9pt" fo:language="uk" fo:country="UA" officeooo:rsid="00c026a9" officeooo:paragraph-rsid="00c026a9" style:font-size-asian="9pt" style:font-size-complex="9pt"/>
    </style:style>
    <style:style style:name="P35" style:family="paragraph" style:parent-style-name="Standard">
      <style:text-properties fo:color="#000000" style:font-name="Exo 2" fo:font-size="11pt" fo:language="uk" fo:country="UA" fo:font-weight="normal" officeooo:rsid="00e14248" officeooo:paragraph-rsid="00e14248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style:font-name="Exo 2" fo:font-size="11pt" fo:language="uk" fo:country="UA" officeooo:paragraph-rsid="003d5054" style:font-size-asian="11pt" style:font-size-complex="11pt"/>
    </style:style>
    <style:style style:name="P37" style:family="paragraph" style:parent-style-name="Standard">
      <style:text-properties fo:color="#000000" style:font-name="Exo 2" fo:font-size="7pt" fo:language="uk" fo:country="UA" officeooo:paragraph-rsid="00cd8725" style:font-size-asian="7pt" style:font-size-complex="7pt"/>
    </style:style>
    <style:style style:name="P38" style:family="paragraph" style:parent-style-name="Standard">
      <style:paragraph-properties fo:line-height="100%"/>
      <style:text-properties fo:color="#000000" style:font-name="Exo 2" fo:font-size="7pt" fo:language="uk" fo:country="UA" officeooo:rsid="00c914e5" officeooo:paragraph-rsid="00d53f0d" style:font-size-asian="7pt" style:font-size-complex="7pt"/>
    </style:style>
    <style:style style:name="P39" style:family="paragraph" style:parent-style-name="Standard">
      <style:text-properties fo:color="#000000" style:font-name="Exo 2" fo:font-size="7pt" fo:language="uk" fo:country="UA" officeooo:paragraph-rsid="00265ed9" style:font-size-asian="7pt" style:font-size-complex="7pt"/>
    </style:style>
    <style:style style:name="P40" style:family="paragraph" style:parent-style-name="Standard">
      <style:text-properties fo:color="#000000" style:font-name="Exo 2" fo:font-size="7pt" fo:language="uk" fo:country="UA" officeooo:rsid="011677f6" officeooo:paragraph-rsid="011677f6" style:font-size-asian="7pt" style:font-size-complex="7pt"/>
    </style:style>
    <style:style style:name="P41" style:family="paragraph" style:parent-style-name="Standard">
      <style:text-properties fo:color="#000000" style:font-name="Exo 2" fo:font-size="7pt" fo:language="uk" fo:country="UA" officeooo:rsid="00cd4e7d" officeooo:paragraph-rsid="00cd8725" style:font-size-asian="7pt" style:font-size-complex="7pt"/>
    </style:style>
    <style:style style:name="P42" style:family="paragraph" style:parent-style-name="Standard">
      <style:text-properties fo:color="#000000" style:font-name="Exo 2" fo:font-size="7pt" fo:language="uk" fo:country="UA" fo:font-weight="bold" officeooo:paragraph-rsid="00cd8725" style:font-size-asian="7pt" style:font-weight-asian="bold" style:font-size-complex="7pt" style:font-weight-complex="bold"/>
    </style:style>
    <style:style style:name="P43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b14798" officeooo:paragraph-rsid="00cf116d" style:font-size-asian="7pt" style:font-weight-asian="bold" style:font-size-complex="7pt" style:font-weight-complex="bold"/>
    </style:style>
    <style:style style:name="P44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41c183" officeooo:paragraph-rsid="00cf116d" style:font-size-asian="7pt" style:font-weight-asian="bold" style:font-size-complex="7pt" style:font-weight-complex="bold"/>
    </style:style>
    <style:style style:name="P45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f351e1" officeooo:paragraph-rsid="00cf116d" style:font-size-asian="7pt" style:font-weight-asian="bold" style:font-size-complex="7pt" style:font-weight-complex="bold"/>
    </style:style>
    <style:style style:name="P46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0686c24" officeooo:paragraph-rsid="00686c24" style:font-size-asian="7pt" style:font-weight-asian="bold" style:font-size-complex="7pt" style:font-weight-complex="bold"/>
    </style:style>
    <style:style style:name="P47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5bd557" officeooo:paragraph-rsid="00655d21" style:font-size-asian="7pt" style:font-weight-asian="bold" style:font-size-complex="7pt" style:font-weight-complex="bold"/>
    </style:style>
    <style:style style:name="P48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5dcaf8" officeooo:paragraph-rsid="00655d21" style:font-size-asian="7pt" style:font-weight-asian="bold" style:font-size-complex="7pt" style:font-weight-complex="bold"/>
    </style:style>
    <style:style style:name="P49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ed24f4" officeooo:paragraph-rsid="010c18c1" style:font-size-asian="7pt" style:font-weight-asian="bold" style:font-size-complex="7pt" style:font-weight-complex="bold"/>
    </style:style>
    <style:style style:name="P50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0ed24f4" officeooo:paragraph-rsid="00fd3ded" style:font-size-asian="7pt" style:font-weight-asian="bold" style:font-size-complex="7pt" style:font-weight-complex="bold"/>
    </style:style>
    <style:style style:name="P51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d621ee" officeooo:paragraph-rsid="00d621ee" style:font-size-asian="7pt" style:font-weight-asian="bold" style:font-size-complex="7pt" style:font-weight-complex="bold"/>
    </style:style>
    <style:style style:name="P52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d621ee" officeooo:paragraph-rsid="010c18c1" style:font-size-asian="7pt" style:font-weight-asian="bold" style:font-size-complex="7pt" style:font-weight-complex="bold"/>
    </style:style>
    <style:style style:name="P53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4780e4" officeooo:paragraph-rsid="010cdb93" style:font-size-asian="7pt" style:font-weight-asian="bold" style:font-size-complex="7pt" style:font-weight-complex="bold"/>
    </style:style>
    <style:style style:name="P54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0be4f5a" officeooo:paragraph-rsid="00fd3ded" style:font-size-asian="7pt" style:font-weight-asian="bold" style:font-size-complex="7pt" style:font-weight-complex="bold"/>
    </style:style>
    <style:style style:name="P55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c71a28" officeooo:paragraph-rsid="010a00e1" style:font-size-asian="7pt" style:font-weight-asian="bold" style:font-size-complex="7pt" style:font-weight-complex="bold"/>
    </style:style>
    <style:style style:name="P56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0c71a28" officeooo:paragraph-rsid="00fd3ded" style:font-size-asian="7pt" style:font-weight-asian="bold" style:font-size-complex="7pt" style:font-weight-complex="bold"/>
    </style:style>
    <style:style style:name="P57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0f07a31" officeooo:paragraph-rsid="00fd3ded" style:font-size-asian="7pt" style:font-weight-asian="bold" style:font-size-complex="7pt" style:font-weight-complex="bold"/>
    </style:style>
    <style:style style:name="P58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f07a31" officeooo:paragraph-rsid="010a00e1" style:font-size-asian="7pt" style:font-weight-asian="bold" style:font-size-complex="7pt" style:font-weight-complex="bold"/>
    </style:style>
    <style:style style:name="P59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e5e459" officeooo:paragraph-rsid="00fd3ded" style:font-size-asian="7pt" style:font-weight-asian="bold" style:font-size-complex="7pt" style:font-weight-complex="bold"/>
    </style:style>
    <style:style style:name="P60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0e5e459" officeooo:paragraph-rsid="00fd3ded" style:font-size-asian="7pt" style:font-weight-asian="bold" style:font-size-complex="7pt" style:font-weight-complex="bold"/>
    </style:style>
    <style:style style:name="P61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0e71da1" officeooo:paragraph-rsid="00fd3ded" style:font-size-asian="7pt" style:font-weight-asian="bold" style:font-size-complex="7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0e71da1" officeooo:paragraph-rsid="00fd3ded" style:font-size-asian="7pt" style:font-weight-asian="bold" style:font-size-complex="7pt" style:font-weight-complex="bold"/>
    </style:style>
    <style:style style:name="P63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13cb04a" officeooo:paragraph-rsid="013cb04a" style:font-size-asian="7pt" style:font-weight-asian="bold" style:font-size-complex="7pt" style:font-weight-complex="bold"/>
    </style:style>
    <style:style style:name="P64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13e87b3" officeooo:paragraph-rsid="013e87b3" style:font-size-asian="7pt" style:font-weight-asian="bold" style:font-size-complex="7pt" style:font-weight-complex="bold"/>
    </style:style>
    <style:style style:name="P65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13f73f4" officeooo:paragraph-rsid="013f73f4" style:font-size-asian="7pt" style:font-weight-asian="bold" style:font-size-complex="7pt" style:font-weight-complex="bold"/>
    </style:style>
    <style:style style:name="P66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141f957" officeooo:paragraph-rsid="0141f957" style:font-size-asian="7pt" style:font-weight-asian="bold" style:font-size-complex="7pt" style:font-weight-complex="bold"/>
    </style:style>
    <style:style style:name="P67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141f957" officeooo:paragraph-rsid="0141f957" style:font-size-asian="7pt" style:font-weight-asian="bold" style:font-size-complex="7pt" style:font-weight-complex="bold"/>
    </style:style>
    <style:style style:name="P68" style:family="paragraph" style:parent-style-name="Standard">
      <style:paragraph-properties fo:line-height="100%"/>
      <style:text-properties fo:color="#000000" style:font-name="Exo 2" fo:font-size="7pt" fo:language="uk" fo:country="UA" fo:font-weight="bold" officeooo:rsid="0144aba4" officeooo:paragraph-rsid="0144aba4" style:font-size-asian="7pt" style:font-weight-asian="bold" style:font-size-complex="7pt" style:font-weight-complex="bold"/>
    </style:style>
    <style:style style:name="P69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144aba4" officeooo:paragraph-rsid="0144aba4" style:font-size-asian="7pt" style:font-weight-asian="bold" style:font-size-complex="7pt" style:font-weight-complex="bold"/>
    </style:style>
    <style:style style:name="P70" style:family="paragraph" style:parent-style-name="Standard">
      <style:paragraph-properties fo:line-height="100%"/>
      <style:text-properties fo:color="#000000" style:font-name="Exo 2" fo:font-size="7pt" fo:language="uk" fo:country="UA" fo:font-weight="normal" officeooo:rsid="00c914e5" officeooo:paragraph-rsid="00d53f0d" style:font-size-asian="7pt" style:font-weight-asian="normal" style:font-size-complex="7pt" style:font-weight-complex="normal"/>
    </style:style>
    <style:style style:name="P71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4780e4" officeooo:paragraph-rsid="0108b769" style:font-size-asian="7pt" style:font-weight-asian="bold" style:font-size-complex="7pt" style:font-weight-complex="bold"/>
    </style:style>
    <style:style style:name="P72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13e87b3" officeooo:paragraph-rsid="013e87b3" style:font-size-asian="7pt" style:font-weight-asian="bold" style:font-size-complex="7pt" style:font-weight-complex="bold"/>
    </style:style>
    <style:style style:name="P73" style:family="paragraph" style:parent-style-name="Table_20_Contents">
      <style:text-properties fo:color="#000000" style:font-name="Exo 2" fo:font-size="7pt" fo:language="uk" fo:country="UA" officeooo:rsid="0044dec6" officeooo:paragraph-rsid="0069744a" style:font-size-asian="6.09999990463257pt" style:font-size-complex="7pt"/>
    </style:style>
    <style:style style:name="P74" style:family="paragraph" style:parent-style-name="Table_20_Contents">
      <style:text-properties fo:color="#000000" style:font-name="Exo 2" fo:font-size="7pt" fo:language="uk" fo:country="UA" fo:font-weight="bold" officeooo:rsid="0044dec6" officeooo:paragraph-rsid="0069744a" style:font-size-asian="6.09999990463257pt" style:font-weight-asian="bold" style:font-size-complex="7pt" style:font-weight-complex="bold"/>
    </style:style>
    <style:style style:name="P75" style:family="paragraph" style:parent-style-name="Table_20_Contents">
      <style:text-properties fo:color="#000000" style:font-name="Exo 2" fo:font-size="7pt" fo:language="uk" fo:country="UA" fo:font-weight="bold" officeooo:rsid="006ac949" officeooo:paragraph-rsid="006ac949" style:font-size-asian="6.09999990463257pt" style:font-weight-asian="bold" style:font-size-complex="7pt" style:font-weight-complex="bold"/>
    </style:style>
    <style:style style:name="P76" style:family="paragraph" style:parent-style-name="Table_20_Contents">
      <style:text-properties fo:color="#000000" style:font-name="Exo 2" fo:font-size="7pt" fo:language="uk" fo:country="UA" fo:font-weight="bold" officeooo:rsid="004539ba" officeooo:paragraph-rsid="0069744a" style:font-size-asian="6.09999990463257pt" style:font-weight-asian="bold" style:font-size-complex="7pt" style:font-weight-complex="bold"/>
    </style:style>
    <style:style style:name="P77" style:family="paragraph" style:parent-style-name="Table_20_Contents">
      <style:text-properties fo:color="#000000" style:font-name="Exo 2" fo:font-size="7pt" fo:language="uk" fo:country="UA" fo:font-weight="bold" officeooo:rsid="00489b1c" officeooo:paragraph-rsid="0069744a" style:font-size-asian="6.09999990463257pt" style:font-weight-asian="bold" style:font-size-complex="7pt" style:font-weight-complex="bold"/>
    </style:style>
    <style:style style:name="P78" style:family="paragraph" style:parent-style-name="Standard">
      <style:text-properties fo:color="#000000" style:font-name="Exo 2" fo:font-size="9pt" fo:language="uk" fo:country="UA" officeooo:paragraph-rsid="00a2caf4" style:font-size-asian="9pt" style:font-size-complex="9pt"/>
    </style:style>
    <style:style style:name="P79" style:family="paragraph" style:parent-style-name="Standard">
      <style:text-properties fo:color="#000000" style:font-name="Exo 2" fo:font-size="9pt" fo:language="uk" fo:country="UA" officeooo:rsid="00a3d8fe" officeooo:paragraph-rsid="00be34c1" style:font-size-asian="9pt" style:font-size-complex="9pt"/>
    </style:style>
    <style:style style:name="P80" style:family="paragraph" style:parent-style-name="Standard">
      <style:text-properties fo:color="#000000" style:font-name="Exo 2" fo:font-size="9pt" fo:language="uk" fo:country="UA" officeooo:paragraph-rsid="003d5054" style:font-size-asian="9pt" style:font-size-complex="9pt"/>
    </style:style>
    <style:style style:name="P81" style:family="paragraph" style:parent-style-name="Standard">
      <style:text-properties fo:color="#000000" style:font-name="Exo 2" fo:font-size="9pt" fo:language="uk" fo:country="UA" officeooo:paragraph-rsid="0158f9bd" style:font-size-asian="9pt" style:font-size-complex="9pt"/>
    </style:style>
    <style:style style:name="P82" style:family="paragraph" style:parent-style-name="Standard">
      <style:text-properties fo:color="#000000" style:font-name="Exo 2" fo:font-size="9pt" fo:language="uk" fo:country="UA" officeooo:rsid="009cf060" officeooo:paragraph-rsid="009cf060" style:font-size-asian="9pt" style:font-size-complex="9pt"/>
    </style:style>
    <style:style style:name="P83" style:family="paragraph" style:parent-style-name="Standard">
      <style:text-properties fo:color="#000000" style:font-name="Exo 2" fo:font-size="9pt" fo:language="uk" fo:country="UA" officeooo:paragraph-rsid="00a3d8fe" style:font-size-asian="9pt" style:font-size-complex="9pt"/>
    </style:style>
    <style:style style:name="P84" style:family="paragraph" style:parent-style-name="Standard">
      <style:paragraph-properties fo:line-height="100%"/>
      <style:text-properties fo:color="#000000" style:font-name="Exo 2" fo:font-size="9pt" fo:language="en" fo:country="US" officeooo:rsid="01ba0fce" officeooo:paragraph-rsid="015e820a" style:font-size-asian="9pt" style:font-size-complex="9pt"/>
    </style:style>
    <style:style style:name="P85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13cb04a" officeooo:paragraph-rsid="015b64c9" style:font-size-asian="7pt" style:font-weight-asian="bold" style:font-size-complex="7pt" style:font-weight-complex="bold"/>
    </style:style>
    <style:style style:name="P86" style:family="paragraph" style:parent-style-name="Standard">
      <style:text-properties style:font-name="Exo 2" fo:font-size="7pt" officeooo:paragraph-rsid="0159c044" style:font-size-asian="7pt" style:font-size-complex="7pt"/>
    </style:style>
    <style:style style:name="P87" style:family="paragraph" style:parent-style-name="Table_20_Contents">
      <style:text-properties fo:color="#000000" style:font-name="Exo 2" fo:font-size="7pt" fo:language="uk" fo:country="UA" fo:font-weight="bold" officeooo:rsid="004539ba" officeooo:paragraph-rsid="0069744a" style:font-size-asian="6.09999990463257pt" style:font-weight-asian="bold" style:font-size-complex="7pt" style:font-weight-complex="bold"/>
    </style:style>
    <style:style style:name="P88" style:family="paragraph" style:parent-style-name="Table_20_Contents">
      <style:text-properties fo:color="#000000" style:font-name="Exo 2" fo:font-size="7pt" fo:language="uk" fo:country="UA" fo:font-weight="bold" officeooo:rsid="00489b1c" officeooo:paragraph-rsid="0069744a" style:font-size-asian="6.09999990463257pt" style:font-weight-asian="bold" style:font-size-complex="7pt" style:font-weight-complex="bold"/>
    </style:style>
    <style:style style:name="P89" style:family="paragraph" style:parent-style-name="Table_20_Contents">
      <style:text-properties fo:color="#000000" style:font-name="Exo 2" fo:font-size="7pt" fo:language="uk" fo:country="UA" fo:font-weight="bold" officeooo:rsid="0044dec6" officeooo:paragraph-rsid="0069744a" style:font-size-asian="6.09999990463257pt" style:font-weight-asian="bold" style:font-size-complex="7pt" style:font-weight-complex="bold"/>
    </style:style>
    <style:style style:name="P90" style:family="paragraph">
      <loext:graphic-properties draw:fill-color="#b2b2b2" draw:opacity="50%"/>
      <style:paragraph-properties fo:text-align="center"/>
    </style:style>
    <style:style style:name="P91" style:family="paragraph">
      <loext:graphic-properties draw:fill-color="#002040"/>
      <style:paragraph-properties fo:text-align="center"/>
    </style:style>
    <style:style style:name="T1" style:family="text">
      <style:text-properties officeooo:rsid="005bd557"/>
    </style:style>
    <style:style style:name="T2" style:family="text">
      <style:text-properties officeooo:rsid="009dc683"/>
    </style:style>
    <style:style style:name="T3" style:family="text">
      <style:text-properties fo:font-weight="normal" officeooo:rsid="00a3a776" style:font-weight-asian="normal" style:font-weight-complex="normal"/>
    </style:style>
    <style:style style:name="T4" style:family="text">
      <style:text-properties fo:font-weight="normal" officeooo:rsid="00b239cf" style:font-weight-asian="normal" style:font-weight-complex="normal"/>
    </style:style>
    <style:style style:name="T5" style:family="text">
      <style:text-properties fo:font-weight="normal" officeooo:rsid="00003802" style:font-weight-asian="normal" style:font-weight-complex="normal"/>
    </style:style>
    <style:style style:name="T6" style:family="text">
      <style:text-properties fo:font-weight="normal" officeooo:rsid="00bf6760" style:font-weight-asian="normal" style:font-weight-complex="normal"/>
    </style:style>
    <style:style style:name="T7" style:family="text">
      <style:text-properties officeooo:rsid="00ad081a"/>
    </style:style>
    <style:style style:name="T8" style:family="text">
      <style:text-properties officeooo:rsid="00b1fd93"/>
    </style:style>
    <style:style style:name="T9" style:family="text">
      <style:text-properties officeooo:rsid="00b62f1d"/>
    </style:style>
    <style:style style:name="T10" style:family="text">
      <style:text-properties officeooo:rsid="00b669e9"/>
    </style:style>
    <style:style style:name="T11" style:family="text">
      <style:text-properties officeooo:rsid="00c29608"/>
    </style:style>
    <style:style style:name="T12" style:family="text">
      <style:text-properties officeooo:rsid="00ca2f99"/>
    </style:style>
    <style:style style:name="T13" style:family="text">
      <style:text-properties officeooo:rsid="010cdb93"/>
    </style:style>
    <style:style style:name="T14" style:family="text">
      <style:text-properties officeooo:rsid="00e740c5"/>
    </style:style>
    <style:style style:name="T15" style:family="text">
      <style:text-properties officeooo:rsid="00ca6ce1"/>
    </style:style>
    <style:style style:name="T16" style:family="text">
      <style:text-properties officeooo:rsid="00d53f0d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officeooo:rsid="00e1f2f8"/>
    </style:style>
    <style:style style:name="T19" style:family="text">
      <style:text-properties officeooo:rsid="00061443"/>
    </style:style>
    <style:style style:name="T20" style:family="text">
      <style:text-properties officeooo:rsid="0135ed89"/>
    </style:style>
    <style:style style:name="T21" style:family="text">
      <style:text-properties officeooo:rsid="010a00e1"/>
    </style:style>
    <style:style style:name="T22" style:family="text">
      <style:text-properties officeooo:rsid="0112ea01"/>
    </style:style>
    <style:style style:name="T23" style:family="text">
      <style:text-properties officeooo:rsid="0114c952"/>
    </style:style>
    <style:style style:name="T24" style:family="text">
      <style:text-properties officeooo:rsid="00dca6b8"/>
    </style:style>
    <style:style style:name="T25" style:family="text">
      <style:text-properties officeooo:rsid="011f5030"/>
    </style:style>
    <style:style style:name="T26" style:family="text">
      <style:text-properties fo:color="#000000" style:font-name="Exo 2"/>
    </style:style>
    <style:style style:name="T27" style:family="text">
      <style:text-properties fo:color="#000000" style:font-name="Exo 2" fo:font-size="7pt" fo:language="uk" fo:country="UA" style:font-size-asian="7pt" style:font-size-complex="7pt"/>
    </style:style>
    <style:style style:name="T28" style:family="text">
      <style:text-properties fo:color="#000000" style:font-name="Exo 2" fo:language="uk" fo:country="UA"/>
    </style:style>
    <style:style style:name="T29" style:family="text">
      <style:text-properties fo:color="#000000" style:font-name="Exo 2" fo:language="uk" fo:country="UA" officeooo:rsid="00e75772"/>
    </style:style>
    <style:style style:name="T30" style:family="text">
      <style:text-properties fo:color="#000000" style:font-name="Exo 2" fo:language="uk" fo:country="UA" officeooo:rsid="00cd4e7d"/>
    </style:style>
    <style:style style:name="T31" style:family="text">
      <style:text-properties fo:color="#000000" style:font-name="Exo 2" fo:language="uk" fo:country="UA" officeooo:rsid="00f511cf"/>
    </style:style>
    <style:style style:name="T32" style:family="text">
      <style:text-properties fo:color="#000000" style:font-name="Exo 2" fo:language="uk" fo:country="UA" fo:font-weight="normal" style:font-weight-asian="normal" style:font-weight-complex="normal"/>
    </style:style>
    <style:style style:name="T33" style:family="text">
      <style:text-properties fo:color="#000000" fo:font-size="11pt" fo:language="uk" fo:country="UA" style:font-size-asian="11pt" style:font-size-complex="11pt"/>
    </style:style>
    <style:style style:name="T34" style:family="text">
      <style:text-properties fo:color="#000000" fo:font-size="9pt" fo:language="uk" fo:country="UA" officeooo:rsid="0159c044" style:font-size-asian="9pt" style:font-size-complex="9pt"/>
    </style:style>
    <style:style style:name="T35" style:family="text">
      <style:text-properties fo:color="#000000" fo:font-size="9pt" fo:language="uk" fo:country="UA" officeooo:rsid="004f2c93" style:font-size-asian="9pt" style:font-size-complex="9pt"/>
    </style:style>
    <style:style style:name="T36" style:family="text">
      <style:text-properties style:font-name="Exo 2"/>
    </style:style>
    <style:style style:name="T37" style:family="text">
      <style:text-properties style:font-name="Exo 2" fo:font-size="7pt" style:font-size-asian="7pt" style:font-size-complex="7pt"/>
    </style:style>
    <style:style style:name="T38" style:family="text">
      <style:text-properties officeooo:rsid="013292c3"/>
    </style:style>
    <style:style style:name="T39" style:family="text">
      <style:text-properties officeooo:rsid="0133fe43"/>
    </style:style>
    <style:style style:name="T40" style:family="text">
      <style:text-properties officeooo:rsid="01357023"/>
    </style:style>
    <style:style style:name="T41" style:family="text">
      <style:text-properties officeooo:rsid="013eb725"/>
    </style:style>
    <style:style style:name="T42" style:family="text">
      <style:text-properties officeooo:rsid="0142d8c1"/>
    </style:style>
    <style:style style:name="T43" style:family="text">
      <style:text-properties officeooo:rsid="01471595"/>
    </style:style>
    <style:style style:name="T44" style:family="text">
      <style:text-properties officeooo:rsid="01490f83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fo:font-size="9pt" officeooo:rsid="014ab0c2" style:font-size-asian="9pt" style:font-size-complex="9pt"/>
    </style:style>
    <style:style style:name="T47" style:family="text">
      <style:text-properties fo:font-size="9pt" officeooo:rsid="014c4761" style:font-size-asian="9pt" style:font-size-complex="9pt"/>
    </style:style>
    <style:style style:name="T48" style:family="text">
      <style:text-properties fo:font-size="9pt" officeooo:rsid="014dfb15" style:font-size-asian="9pt" style:font-size-complex="9pt"/>
    </style:style>
    <style:style style:name="T49" style:family="text">
      <style:text-properties fo:font-size="9pt" officeooo:rsid="014ef7c4" style:font-size-asian="9pt" style:font-size-complex="9pt"/>
    </style:style>
    <style:style style:name="T50" style:family="text">
      <style:text-properties officeooo:rsid="00a2caf4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style:use-window-font-color="true" fo:language="ru" fo:country="RU" officeooo:rsid="0129c81c"/>
    </style:style>
    <style:style style:name="T53" style:family="text">
      <style:text-properties fo:language="uk" fo:country="UA" officeooo:rsid="013f73f4"/>
    </style:style>
    <style:style style:name="T54" style:family="text">
      <style:text-properties officeooo:rsid="015b64c9"/>
    </style:style>
    <style:style style:name="T55" style:family="text">
      <style:text-properties officeooo:rsid="015ed041"/>
    </style:style>
    <style:style style:name="T56" style:family="text">
      <style:text-properties officeooo:rsid="00a3d8fe"/>
    </style:style>
    <style:style style:name="gr1" style:family="graphic">
      <style:graphic-properties svg:stroke-color="#b2b2b2" draw:fill-color="#b2b2b2" draw:opacity="50%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vg:stroke-color="#002040" draw:fill-color="#00204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ергій Сергійович Виноградов</text:p>
      <text:p text:style-name="P6"><text:span text:style-name="T4">Full-Stack </text:span><text:span text:style-name="T5">Ruby </text:span><text:span text:style-name="T4">on </text:span><text:span text:style-name="T5">Rails</text:span> Розробник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2" office:value-type="string">
            <text:p text:style-name="P73"/>
            <text:p text:style-name="P73"/>
            <text:p text:style-name="P74">2016 -</text:p>
            <text:p text:style-name="P75">сьогодні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6">2013 -</text:p>
            <text:p text:style-name="P76">2016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>2011 - 2013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7">2009 - </text:p>
            <text:p text:style-name="P77">2011</text:p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>2005 -</text:p>
            <text:p text:style-name="P77">2009</text:p>
          </table:table-cell>
          <table:table-cell table:style-name="Таблица1.A1" table:number-rows-spanned="22" office:value-type="string">
            <text:p text:style-name="P73"><draw:line text:anchor-type="paragraph" draw:z-index="0" draw:name="Фигура2" draw:style-name="gr1" draw:text-style-name="P90" svg:x1="0.0744in" svg:y1="9.9602in" svg:x2="0.0744in" svg:y2="0.3539in"><text:p/></draw:line><draw:custom-shape text:anchor-type="paragraph" draw:z-index="1" draw:name="Фигура1" draw:style-name="gr2" draw:text-style-name="P91" svg:width="0.0787in" svg:height="0.0787in" svg:x="0.0346in" svg:y="0.3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Фигура1" draw:style-name="gr2" draw:text-style-name="P91" svg:width="0.0787in" svg:height="0.0787in" svg:x="0.0346in" svg:y="2.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Фигура1" draw:style-name="gr2" draw:text-style-name="P91" svg:width="0.0787in" svg:height="0.0787in" svg:x="0.0346in" svg:y="4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Фигура1" draw:style-name="gr2" draw:text-style-name="P91" svg:width="0.0787in" svg:height="0.0787in" svg:x="0.0346in" svg:y="7.4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Фигура1" draw:style-name="gr2" draw:text-style-name="P91" svg:width="0.0787in" svg:height="0.0787in" svg:x="0.0346in" svg:y="9.8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Таблица1.A1" table:number-rows-spanned="22" office:value-type="string">
            <text:p text:style-name="P7">Досвід</text:p>
            <text:p text:style-name="P8">Засновник, <text:span text:style-name="T3">Full-</text:span><text:span text:style-name="T6">S</text:span><text:span text:style-name="T3">tack розробник</text:span></text:p>
            <text:p text:style-name="P86"><text:span text:style-name="T33">Щоденник Повторень </text:span><text:span text:style-name="T34">(консалтинг)</text:span></text:p>
            <text:p text:style-name="P86"><text:span text:style-name="T35">(</text:span><text:a xlink:type="simple" xlink:href="http://diaryofrepetitions.com/uk" text:style-name="Internet_20_link" text:visited-style-name="Visited_20_Internet_20_Link"><text:span text:style-name="T45">http://diaryofrepetitions.com/uk</text:span></text:a><text:span text:style-name="T35">)</text:span></text:p>
            <text:p text:style-name="P15">Задачі</text:p>
            <text:p text:style-name="P22">- Зміст.</text:p>
            <text:p text:style-name="P22">- Бек-енд.</text:p>
            <text:p text:style-name="P22">- Дизайн.</text:p>
            <text:p text:style-name="P22">- Фронт-енд.</text:p>
            <text:p text:style-name="P22">- Ліцензії (+ захист DMCA).</text:p>
            <text:p text:style-name="P22">- 3D анімація.</text:p>
            <text:p text:style-name="P16">Досягнення</text:p>
            <text:p text:style-name="P23">- <text:span text:style-name="T2">Вирішив проблему непрофесіоналізму співробітників.</text:span></text:p>
            <text:p text:style-name="P84">- Перетворив кілька людей в висококласних спеціалістів менш ніж за місяць, <text:span text:style-name="T55">незалежно від сфери їх діяльності.</text:span></text:p>
            <text:p text:style-name="P23"/>
            <text:p text:style-name="P9"><text:span text:style-name="T3">Full-</text:span><text:span text:style-name="T6">S</text:span><text:span text:style-name="T3">tack </text:span><text:span text:style-name="T19">Ruby on Rails</text:span> розробник (middle)</text:p>
            <text:p text:style-name="P35"><text:span text:style-name="T25">Аутсорсинг</text:span> <text:span text:style-name="T18">в</text:span>іддалено <text:span text:style-name="T49">(розробка соціальних мереж)</text:span></text:p>
            <text:p text:style-name="P17">Задачі</text:p>
            <text:p text:style-name="P24">- Бек-енд (95%).</text:p>
            <text:p text:style-name="P24">- Фронт-енд (5%).</text:p>
            <text:p text:style-name="P25">- Рефактор.</text:p>
            <text:p text:style-name="P25"><text:span text:style-name="T50">- Безпека.</text:span></text:p>
            <text:p text:style-name="P26">- Оптимізація коду під високі навантаження.</text:p>
            <text:p text:style-name="P18">Досягнення</text:p>
            <text:p text:style-name="P27">- Мета-програмування <text:span text:style-name="T12">(економить до 30% бюджету проекту)</text:span>.</text:p>
            <text:p text:style-name="P83"><text:span text:style-name="T56">- Точна оцінка дат релізів.</text:span></text:p>
            <text:p text:style-name="P22"/>
            <text:p text:style-name="P10">Засновник, <text:span text:style-name="T3">Full-</text:span><text:span text:style-name="T6">S</text:span><text:span text:style-name="T3">tack розробник</text:span></text:p>
            <text:p text:style-name="P36">New Media Strategy <text:span text:style-name="T46">(система управління оголошеннями)</text:span></text:p>
            <text:p text:style-name="P20">Задачі</text:p>
            <text:p text:style-name="P28">- Бек-енд.</text:p>
            <text:p text:style-name="P22">- Архітектура <text:span text:style-name="T7">ПЗ</text:span>.</text:p>
            <text:p text:style-name="P29">- <text:span text:style-name="T8">Документація.</text:span></text:p>
            <text:p text:style-name="P29"><text:span text:style-name="T8">- Організація одночасної розробки частин системи</text:span>.</text:p>
            <text:p text:style-name="P30">- Пріорітезація задач.</text:p>
            <text:p text:style-name="P30">- <text:span text:style-name="T22">Корпоративна с</text:span>тратегія.</text:p>
            <text:p text:style-name="P30">- Оцінка ризиків.</text:p>
            <text:p text:style-name="P81">- Наймання фрілансерів <text:span text:style-name="T52">(Java, C)</text:span>.</text:p>
            <text:p text:style-name="P31">- Оптимізація <text:span text:style-name="T9">ф</text:span>ронт-енд<text:span text:style-name="T9">у</text:span>.</text:p>
            <text:p text:style-name="P22">- Логістика <text:span text:style-name="T10">апаратного забезпечення</text:span>.</text:p>
            <text:p text:style-name="P22">- <text:span text:style-name="T23">Вирішення деяких </text:span>питан<text:span text:style-name="T23">ь</text:span> по законам.</text:p>
            <text:p text:style-name="P79"><text:span text:style-name="T51">Досягнення</text:span></text:p>
            <text:p text:style-name="P32">- <text:span text:style-name="T44">Зрозумів цінність 100% покриття тестами.</text:span></text:p>
            <text:p text:style-name="P33">- <text:span text:style-name="T43">Зрозумів, що гроші не так важливі, як здатність робити правильно.</text:span></text:p>
            <text:p text:style-name="P22"/>
            <text:p text:style-name="P11">Тестувальник, Бізнес Аналітик</text:p>
            <text:p text:style-name="P36">SwapHigh <text:span text:style-name="T47">(система перепродажу моб</text:span><text:span text:style-name="T48">.</text:span><text:span text:style-name="T47"> телефонів)</text:span></text:p>
            <text:p text:style-name="P21">Задачі</text:p>
            <text:p text:style-name="P22">- Пошук розробників.</text:p>
            <text:p text:style-name="P22">- Перетворення бізнес-плану в технічні завдання.</text:p>
            <text:p text:style-name="P22">- Переклад (EN &lt;-&gt; UK, усний, письмовий).</text:p>
            <text:p text:style-name="P22">- Тестування.</text:p>
            <text:p text:style-name="P22">- Виправлення помилок.</text:p>
            <text:p text:style-name="P22">- Стратегія (створення мережі збуту, логістика).</text:p>
            <text:p text:style-name="P22">- Ремонт телефонів (все від заміни запчастин до пайки плат).</text:p>
            <text:p text:style-name="P19">Досягнення</text:p>
            <text:p text:style-name="P34">- <text:span text:style-name="T11">Відточив навички виведення компанії на перші позиції ринку.</text:span></text:p>
            <text:p text:style-name="P34"/>
            <text:p text:style-name="P7">Освіта</text:p>
            <text:p text:style-name="P22"><text:span text:style-name="T17">Національний Університет "Львівська Політехніка", <text:s/>Прикладна Лінгвістика</text:span> </text:p>
          </table:table-cell>
          <table:table-cell table:style-name="Таблица1.A1" table:number-columns-spanned="2" office:value-type="string">
            <text:p text:style-name="P12">Підсумки</text:p>
            <text:p text:style-name="P1"><text:span text:style-name="T29">М</text:span><text:span text:style-name="T30">ожете завантажити </text:span><text:span text:style-name="T31">PDF</text:span><text:span text:style-name="T30">-інструкції з мого сайту</text:span><text:span text:style-name="T28">: </text:span><text:a xlink:type="simple" xlink:href="http://diaryofrepetitions.com/uk" text:style-name="Internet_20_link" text:visited-style-name="Visited_20_Internet_20_Link"><text:span text:style-name="T36">http://diaryofrepetitions.com/uk</text:span></text:a><text:span text:style-name="T28">.</text:span></text:p>
            <text:p text:style-name="P37"/>
            <text:p text:style-name="P41">Роздрукувати їх і роздати своїм працівникам.</text:p>
            <text:p text:style-name="P37"/>
            <text:p text:style-name="P41">Це виведе вашу компанію на перші позиції ринку протягом кількох тижнів, <text:span text:style-name="T40">оскільки воно розвиває навички мета-програмування</text:span>.</text:p>
            <text:p text:style-name="P37"/>
            <text:p text:style-name="P40">Список технологій, з якими я працював, можна подивитись на моїй сторінці <text:span text:style-name="T24">StackOverflow.</text:span></text:p>
            <text:p text:style-name="P40"/>
            <text:p text:style-name="P40"><text:span text:style-name="T24">Р</text:span>езюме на інших мовах можна завантажити з моєї сторінки LinkedIn.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3">Особисті дані</text:p>
            <text:p text:style-name="P42">E-mail</text:p>
            <text:p text:style-name="P2"><text:a xlink:type="simple" xlink:href="mailto:zoopyserg@gmail.com" text:style-name="Internet_20_link" text:visited-style-name="Visited_20_Internet_20_Link"><text:span text:style-name="T36">zoopyserg@gmail.com</text:span></text:a><text:span text:style-name="T26"> </text:span></text:p>
            <text:p text:style-name="P37"/>
            <text:p text:style-name="P42">Website</text:p>
            <text:p text:style-name="P1"><text:a xlink:type="simple" xlink:href="http://diaryofrepetitions.com/uk" text:style-name="Internet_20_link" text:visited-style-name="Visited_20_Internet_20_Link"><text:span text:style-name="T36">http://diaryofrepetitions.com/uk</text:span></text:a><text:span text:style-name="T28"> </text:span></text:p>
            <text:p text:style-name="P43"/>
            <text:p text:style-name="P43">StackOverflow</text:p>
            <text:p text:style-name="P4"><text:a xlink:type="simple" xlink:href="https://stackoverflow.com/cv/serge-vinogradov" text:style-name="Internet_20_link" text:visited-style-name="Visited_20_Internet_20_Link"><text:span text:style-name="T37">https://stackoverflow.com/cv/serge-vinogradov</text:span></text:a><text:span text:style-name="T27"> </text:span></text:p>
            <text:p text:style-name="P44"/>
            <text:p text:style-name="P45">LinkedIn</text:p>
            <text:p text:style-name="P3"><text:a xlink:type="simple" xlink:href="https://www.linkedin.com/in/serge-vinogradov/" text:style-name="Internet_20_link" text:visited-style-name="Visited_20_Internet_20_Link"><text:span text:style-name="T36">https://www.linkedin.com/in/serge-vinogradov/</text:span></text:a><text:span text:style-name="T32"> 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4">Навички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71"><text:span text:style-name="T20">Ruby on </text:span>Rails</text:p>
          </table:table-cell>
          <table:table-cell table:style-name="Таблица1.A1" office:value-type="string">
            <text:p text:style-name="P46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85"><text:span text:style-name="T53">Vue.js</text:span></text:p>
          </table:table-cell>
          <table:table-cell table:style-name="Таблица1.A1" office:value-type="string">
            <text:p text:style-name="P63"><text:span text:style-name="T54">5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72">Vim</text:p>
          </table:table-cell>
          <table:table-cell table:style-name="Таблица1.A1" office:value-type="string">
            <text:p text:style-name="P64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7">Веб Архітектура</text:p>
          </table:table-cell>
          <table:table-cell table:style-name="Таблица1.A1" office:value-type="string">
            <text:p text:style-name="P46">5/5</text:p>
          </table:table-cell>
        </table:table-row>
        <table:table-row table:style-name="Таблица1.8">
          <table:covered-table-cell/>
          <table:covered-table-cell/>
          <table:covered-table-cell/>
          <table:table-cell table:style-name="Таблица1.A1" office:value-type="string">
            <text:p text:style-name="P48"><text:span text:style-name="T1">А</text:span>втоматизація</text:p>
          </table:table-cell>
          <table:table-cell table:style-name="Таблица1.A1" office:value-type="string">
            <text:p text:style-name="P46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7">Управління Проектами</text:p>
          </table:table-cell>
          <table:table-cell table:style-name="Таблица1.A1" office:value-type="string">
            <text:p text:style-name="P46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7">Корпоративна Стратегія</text:p>
          </table:table-cell>
          <table:table-cell table:style-name="Таблица1.A1" office:value-type="string">
            <text:p text:style-name="P46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9">Ruby Style Guides</text:p>
          </table:table-cell>
          <table:table-cell table:style-name="Таблица1.A1" office:value-type="string">
            <text:p text:style-name="P46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51">ООП</text:p>
          </table:table-cell>
          <table:table-cell table:style-name="Таблица1.A1" office:value-type="string">
            <text:p text:style-name="P46"><text:span text:style-name="T13">5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52">Дизайн</text:p>
          </table:table-cell>
          <table:table-cell table:style-name="Таблица1.A1" office:value-type="string">
            <text:p text:style-name="P50"><text:span text:style-name="T38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53">Blender</text:p>
          </table:table-cell>
          <table:table-cell table:style-name="Таблица1.A1" office:value-type="string">
            <text:p text:style-name="P54"><text:span text:style-name="T13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55">Linux</text:p>
          </table:table-cell>
          <table:table-cell table:style-name="Таблица1.A1" office:value-type="string">
            <text:p text:style-name="P57"><text:span text:style-name="T21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58">Deployment</text:p>
          </table:table-cell>
          <table:table-cell table:style-name="Таблица1.A1" office:value-type="string">
            <text:p text:style-name="P56"><text:span text:style-name="T39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59">Java<text:span text:style-name="T14">S</text:span>cript</text:p>
          </table:table-cell>
          <table:table-cell table:style-name="Таблица1.A1" office:value-type="string">
            <text:p text:style-name="P60"><text:span text:style-name="T41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85">Plain Ruby</text:p>
          </table:table-cell>
          <table:table-cell table:style-name="Таблица1.A1" office:value-type="string">
            <text:p text:style-name="P65"><text:span text:style-name="T54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61">Bash</text:p>
          </table:table-cell>
          <table:table-cell table:style-name="Таблица1.A1" office:value-type="string">
            <text:p text:style-name="P62"><text:span text:style-name="T42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66">Postgres SQL</text:p>
          </table:table-cell>
          <table:table-cell table:style-name="Таблица1.A1" office:value-type="string">
            <text:p text:style-name="P67">3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68">Redis</text:p>
          </table:table-cell>
          <table:table-cell table:style-name="Таблица1.A1" office:value-type="string">
            <text:p text:style-name="P69">3/5</text:p>
          </table:table-cell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8">* 5 <text:span text:style-name="T15">=</text:span> <text:span text:style-name="T16">Можу робити з закритими очима.</text:span></text:p>
            <text:p text:style-name="P38">* 4 <text:span text:style-name="T15">=</text:span> <text:span text:style-name="T16">Займе якийсь час, але я розберусь.</text:span></text:p>
            <text:p text:style-name="P70">* 3 <text:span text:style-name="T15">=</text:span> <text:span text:style-name="T16">Скорше всього буду користуватись </text:span>Google.</text:p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Exo 2" svg:font-family="'Exo 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0:43:52.429154109</meta:creation-date>
    <dc:date>2018-02-12T12:22:55.420900541</dc:date>
    <meta:editing-duration>PT16H17M7S</meta:editing-duration>
    <meta:editing-cycles>215</meta:editing-cycles>
    <meta:generator>LibreOffice/5.1.6.2$Linux_X86_64 LibreOffice_project/10m0$Build-2</meta:generator>
    <meta:document-statistic meta:table-count="1" meta:image-count="0" meta:object-count="0" meta:page-count="1" meta:paragraph-count="122" meta:word-count="375" meta:character-count="2703" meta:non-whitespace-character-count="2443"/>
  </office:meta>
</office:document-meta>
</file>